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text-position="0% 100%" officeooo:rsid="0023d0db" officeooo:paragraph-rsid="0023d0db"/>
    </style:style>
    <style:style style:name="P2" style:family="paragraph" style:parent-style-name="Text_20_body">
      <style:text-properties style:text-position="0% 100%" officeooo:rsid="0033197b" officeooo:paragraph-rsid="0033197b"/>
    </style:style>
    <style:style style:name="P3" style:family="paragraph" style:parent-style-name="Text_20_body">
      <style:text-properties style:text-position="0% 100%" fo:font-weight="normal" officeooo:rsid="002b33ce" officeooo:paragraph-rsid="002cb2c5" style:font-weight-asian="normal" style:font-weight-complex="normal"/>
    </style:style>
    <style:style style:name="P4" style:family="paragraph" style:parent-style-name="Text_20_body">
      <style:text-properties style:text-position="0% 100%" fo:font-weight="normal" officeooo:rsid="0023d0db" officeooo:paragraph-rsid="00284ea3" style:font-weight-asian="normal" style:font-weight-complex="normal"/>
    </style:style>
    <style:style style:name="P5" style:family="paragraph" style:parent-style-name="Text_20_body">
      <style:text-properties officeooo:rsid="0023d0db" officeooo:paragraph-rsid="0023d0db"/>
    </style:style>
    <style:style style:name="P6" style:family="paragraph" style:parent-style-name="Text_20_body">
      <style:text-properties officeooo:rsid="002cb2c5" officeooo:paragraph-rsid="002cb2c5"/>
    </style:style>
    <style:style style:name="P7" style:family="paragraph" style:parent-style-name="Text_20_body">
      <style:text-properties officeooo:rsid="00331c9f" officeooo:paragraph-rsid="00349541"/>
    </style:style>
    <style:style style:name="P8" style:family="paragraph" style:parent-style-name="Text_20_body">
      <style:text-properties officeooo:rsid="00331c9f" officeooo:paragraph-rsid="003615e9"/>
    </style:style>
    <style:style style:name="P9" style:family="paragraph" style:parent-style-name="Heading_20_1">
      <style:text-properties officeooo:paragraph-rsid="002cddec"/>
    </style:style>
    <style:style style:name="P10" style:family="paragraph" style:parent-style-name="Text_20_body">
      <style:text-properties officeooo:paragraph-rsid="0039288b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40a142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40a142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8">
      <style:text-properties officeooo:paragraph-rsid="003ff585"/>
    </style:style>
    <style:style style:name="P22" style:family="paragraph" style:parent-style-name="Text_20_body" style:list-style-name="L8">
      <style:paragraph-properties fo:break-before="page"/>
    </style:style>
    <style:style style:name="P23" style:family="paragraph" style:parent-style-name="Text_20_body" style:list-style-name="L9">
      <style:text-properties officeooo:rsid="0023d0db" officeooo:paragraph-rsid="002b33ce"/>
    </style:style>
    <style:style style:name="P24" style:family="paragraph" style:parent-style-name="Text_20_body" style:list-style-name="L9">
      <style:text-properties officeooo:rsid="0023d0db" officeooo:paragraph-rsid="0026727d"/>
    </style:style>
    <style:style style:name="P25" style:family="paragraph" style:parent-style-name="Text_20_body" style:list-style-name="L9">
      <style:text-properties officeooo:rsid="0023d0db" officeooo:paragraph-rsid="00284ea3"/>
    </style:style>
    <style:style style:name="P26" style:family="paragraph" style:parent-style-name="Text_20_body" style:list-style-name="L9">
      <style:text-properties officeooo:rsid="00284ea3" officeooo:paragraph-rsid="00284ea3"/>
    </style:style>
    <style:style style:name="P27" style:family="paragraph" style:parent-style-name="Text_20_body" style:list-style-name="L9">
      <style:text-properties officeooo:rsid="003b0e97" officeooo:paragraph-rsid="003b0e97"/>
    </style:style>
    <style:style style:name="P28" style:family="paragraph" style:parent-style-name="Text_20_body" style:list-style-name="L9">
      <style:text-properties officeooo:rsid="002b33ce" officeooo:paragraph-rsid="002cb2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24eadd" style:font-weight-asian="normal" style:font-weight-complex="normal"/>
    </style:style>
    <style:style style:name="T5" style:family="text">
      <style:text-properties style:text-position="0% 100%" fo:font-weight="normal" officeooo:rsid="0026727d" style:font-weight-asian="normal" style:font-weight-complex="normal"/>
    </style:style>
    <style:style style:name="T6" style:family="text">
      <style:text-properties style:text-position="0% 100%" fo:font-weight="normal" officeooo:rsid="00284ea3" style:font-weight-asian="normal" style:font-weight-complex="normal"/>
    </style:style>
    <style:style style:name="T7" style:family="text">
      <style:text-properties style:text-position="0% 100%" fo:font-weight="normal" officeooo:rsid="0029d456" style:font-weight-asian="normal" style:font-weight-complex="normal"/>
    </style:style>
    <style:style style:name="T8" style:family="text">
      <style:text-properties style:text-position="0% 100%" fo:font-weight="normal" officeooo:rsid="002b33ce" style:font-weight-asian="normal" style:font-weight-complex="normal"/>
    </style:style>
    <style:style style:name="T9" style:family="text">
      <style:text-properties style:text-position="0% 100%" fo:font-weight="normal" officeooo:rsid="002eb51f" style:font-weight-asian="normal" style:font-weight-complex="normal"/>
    </style:style>
    <style:style style:name="T10" style:family="text">
      <style:text-properties style:text-position="0% 100%" fo:font-weight="normal" officeooo:rsid="0031c296" style:font-weight-asian="normal" style:font-weight-complex="normal"/>
    </style:style>
    <style:style style:name="T11" style:family="text">
      <style:text-properties style:text-position="0% 100%" fo:font-weight="normal" officeooo:rsid="00349541" style:font-weight-asian="normal" style:font-weight-complex="normal"/>
    </style:style>
    <style:style style:name="T12" style:family="text">
      <style:text-properties style:text-position="0% 100%" fo:font-weight="normal" officeooo:rsid="003615e9" style:font-weight-asian="normal" style:font-weight-complex="normal"/>
    </style:style>
    <style:style style:name="T13" style:family="text">
      <style:text-properties style:text-position="0% 100%" fo:font-weight="normal" officeooo:rsid="003b0e97" style:font-weight-asian="normal" style:font-weight-complex="normal"/>
    </style:style>
    <style:style style:name="T14" style:family="text">
      <style:text-properties style:text-position="0% 100%" fo:font-weight="normal" officeooo:rsid="003ce582" style:font-weight-asian="normal" style:font-weight-complex="normal"/>
    </style:style>
    <style:style style:name="T15" style:family="text">
      <style:text-properties style:text-position="0% 100%" fo:font-weight="normal" officeooo:rsid="003d1f8b" style:font-weight-asian="normal" style:font-weight-complex="normal"/>
    </style:style>
    <style:style style:name="T16" style:family="text">
      <style:text-properties style:text-position="0% 100%" fo:font-weight="normal" officeooo:rsid="003e8c4a" style:font-weight-asian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2b33ce" style:font-weight-asian="bold" style:font-weight-complex="bold"/>
    </style:style>
    <style:style style:name="T19" style:family="text">
      <style:text-properties style:text-position="0% 100%" fo:font-weight="bold" officeooo:rsid="0026727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officeooo:rsid="0020cb39"/>
    </style:style>
    <style:style style:name="T22" style:family="text">
      <style:text-properties fo:font-weight="normal" officeooo:rsid="003615e9" style:font-weight-asian="normal" style:font-weight-complex="normal"/>
    </style:style>
    <style:style style:name="T23" style:family="text">
      <style:text-properties officeooo:rsid="002cddec"/>
    </style:style>
    <style:style style:name="T24" style:family="text">
      <style:text-properties officeooo:rsid="002fcd24"/>
    </style:style>
    <style:style style:name="T25" style:family="text">
      <style:text-properties officeooo:rsid="0035e9f8"/>
    </style:style>
    <style:style style:name="T26" style:family="text">
      <style:text-properties officeooo:rsid="0037915d"/>
    </style:style>
    <style:style style:name="T27" style:family="text">
      <style:text-properties fo:font-size="10pt" fo:font-weight="normal" officeooo:rsid="0039288b" style:font-size-asian="8.75pt" style:font-weight-asian="normal" style:font-size-complex="10pt" style:font-weight-complex="normal"/>
    </style:style>
    <style:style style:name="T28" style:family="text">
      <style:text-properties officeooo:rsid="003e8c4a"/>
    </style:style>
    <style:style style:name="T29" style:family="text">
      <style:text-properties officeooo:rsid="003ff585"/>
    </style:style>
    <style:style style:name="T3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Strong_20_Emphasis"><text:span text:style-name="T23">Particles that show up as </text:span></text:span><text:span text:style-name="Strong_20_Emphasis"><text:span text:style-name="T24">direct </text:span></text:span><text:span text:style-name="Strong_20_Emphasis"><text:span text:style-name="T23">parents of muons:</text:span></text:span></text:h>
      <text:p text:style-name="P10"><text:span text:style-name="Strong_20_Emphasis"><text:span text:style-name="T27">***There are some intermediate particles that aren’t listed here***</text:span></text:span></text:p>
      <text:h text:style-name="Heading_20_1" text:outline-level="1"><text:span text:style-name="Strong_20_Emphasis">1. Contains c (charm)</text:span></text:h>
      <text:list xml:id="list2660256669" text:style-name="L1">
        <text:list-item>
          <text:p text:style-name="P11"><text:span text:style-name="Strong_20_Emphasis">411 — D⁺</text:span> : cdˉ</text:p>
        </text:list-item>
        <text:list-item>
          <text:p text:style-name="P11"><text:span text:style-name="Strong_20_Emphasis">421 — D⁰</text:span> : cuˉ</text:p>
        </text:list-item>
        <text:list-item>
          <text:p text:style-name="P11"><text:span text:style-name="Strong_20_Emphasis">431 — D</text:span><text:span text:style-name="Strong_20_Emphasis"><text:span text:style-name="T20">s</text:span></text:span><text:span text:style-name="Strong_20_Emphasis">⁺</text:span> : csˉ</text:p>
        </text:list-item>
        <text:list-item>
          <text:p text:style-name="P11"><text:span text:style-name="Strong_20_Emphasis">4122 — Λ</text:span><text:span text:style-name="Strong_20_Emphasis"><text:span text:style-name="T20">c</text:span></text:span><text:span text:style-name="Strong_20_Emphasis">⁺</text:span>: udc </text:p>
        </text:list-item>
        <text:list-item>
          <text:p text:style-name="P12"><text:span text:style-name="Strong_20_Emphasis">4132 — Ξ</text:span><text:span text:style-name="Strong_20_Emphasis"><text:span text:style-name="T20">c</text:span></text:span><text:span text:style-name="Strong_20_Emphasis">⁰ c s d</text:span></text:p>
        </text:list-item>
        <text:list-item>
          <text:p text:style-name="P11"><text:span text:style-name="Strong_20_Emphasis">4232 — Ξ</text:span><text:span text:style-name="Strong_20_Emphasis"><text:span text:style-name="T20">c</text:span></text:span><text:span text:style-name="Strong_20_Emphasis">⁺</text:span> : usc </text:p>
        </text:list-item>
      </text:list>
      <text:p text:style-name="Horizontal_20_Line"/>
      <text:h text:style-name="Heading_20_1" text:outline-level="1">2. Contains <text:span text:style-name="Strong_20_Emphasis">b</text:span> (bottom)</text:h>
      <text:list xml:id="list4023294456" text:style-name="L2">
        <text:list-item>
          <text:p text:style-name="P13"><text:span text:style-name="Strong_20_Emphasis">511 — B⁰</text:span> : dbˉ</text:p>
        </text:list-item>
        <text:list-item>
          <text:p text:style-name="P13"><text:span text:style-name="Strong_20_Emphasis">521 — B⁺</text:span> : ubˉ</text:p>
        </text:list-item>
        <text:list-item>
          <text:p text:style-name="P13"><text:span text:style-name="Strong_20_Emphasis">531 — B</text:span><text:span text:style-name="Strong_20_Emphasis"><text:span text:style-name="T20">s</text:span></text:span><text:span text:style-name="Strong_20_Emphasis">⁰</text:span> : sbˉ</text:p>
        </text:list-item>
        <text:list-item>
          <text:p text:style-name="P13"><text:span text:style-name="Strong_20_Emphasis">541 — B</text:span><text:span text:style-name="Strong_20_Emphasis"><text:span text:style-name="T20">c</text:span></text:span><text:span text:style-name="Strong_20_Emphasis">⁺</text:span> : cbˉ (<text:span text:style-name="Strong_20_Emphasis"><text:span text:style-name="T21">c &amp; b</text:span></text:span>)</text:p>
        </text:list-item>
        <text:list-item>
          <text:p text:style-name="P14"><text:span text:style-name="Strong_20_Emphasis">5132 — Ξ</text:span><text:span text:style-name="Strong_20_Emphasis"><text:span text:style-name="T1">-</text:span></text:span><text:span text:style-name="Strong_20_Emphasis"><text:span text:style-name="T20">b</text:span></text:span> : usb </text:p>
        </text:list-item>
        <text:list-item>
          <text:p text:style-name="P14"><text:span text:style-name="Strong_20_Emphasis"><text:span text:style-name="T30">5232</text:span></text:span><text:span text:style-name="Strong_20_Emphasis"> — Ξ</text:span><text:span text:style-name="Strong_20_Emphasis"><text:span text:style-name="T20">b</text:span></text:span><text:span text:style-name="Strong_20_Emphasis">⁰ (Xi_b⁰): b u s</text:span></text:p>
        </text:list-item>
        <text:list-item>
          <text:p text:style-name="P14"><text:span text:style-name="T30">5122</text:span> — <text:span text:style-name="Strong_20_Emphasis">Λ</text:span><text:span text:style-name="Strong_20_Emphasis"><text:span text:style-name="T20">b</text:span></text:span><text:span text:style-name="Strong_20_Emphasis">⁰: </text:span><text:span text:style-name="Strong_20_Emphasis"><text:span text:style-name="T30">b u d</text:span></text:span></text:p>
        </text:list-item>
      </text:list>
      <text:p text:style-name="Horizontal_20_Line"/>
      <text:h text:style-name="Heading_20_1" text:outline-level="1">3. <text:span text:style-name="Strong_20_Emphasis">Neither</text:span> c nor b</text:h>
      <text:list xml:id="list2926422867" text:style-name="L3">
        <text:list-item>
          <text:p text:style-name="P15"><text:span text:style-name="Strong_20_Emphasis">15 — τ⁻</text:span> : </text:p>
        </text:list-item>
        <text:list-item>
          <text:p text:style-name="P15"><text:span text:style-name="Strong_20_Emphasis">113 — ρ⁰</text:span> :</text:p>
        </text:list-item>
        <text:list-item>
          <text:p text:style-name="P15"><text:span text:style-name="Strong_20_Emphasis">130 — K</text:span><text:span text:style-name="Strong_20_Emphasis"><text:span text:style-name="T20">L</text:span></text:span><text:span text:style-name="Strong_20_Emphasis">⁰</text:span> : </text:p>
        </text:list-item>
      </text:list>
      <text:list xml:id="list395545463" text:style-name="L4">
        <text:list-item>
          <text:p text:style-name="P16"><text:span text:style-name="Strong_20_Emphasis">211 — π⁺</text:span> : </text:p>
        </text:list-item>
      </text:list>
      <text:list xml:id="list3188498224" text:style-name="L5">
        <text:list-item>
          <text:p text:style-name="P17"><text:span text:style-name="Strong_20_Emphasis">221 — η</text:span> : </text:p>
        </text:list-item>
      </text:list>
      <text:list xml:id="list1902115667" text:style-name="L6">
        <text:list-item>
          <text:p text:style-name="P18"><text:soft-page-break/><text:span text:style-name="Strong_20_Emphasis">223 — ω</text:span> :</text:p>
        </text:list-item>
      </text:list>
      <text:list xml:id="list164727350056177" text:continue-list="list2926422867" text:style-name="L3">
        <text:list-item>
          <text:p text:style-name="P15"><text:span text:style-name="Strong_20_Emphasis">321 — K⁺</text:span> :</text:p>
        </text:list-item>
      </text:list>
      <text:list xml:id="list3713305640" text:style-name="L7">
        <text:list-item>
          <text:p text:style-name="P19"><text:span text:style-name="Strong_20_Emphasis">331 — η′</text:span> : </text:p>
        </text:list-item>
      </text:list>
      <text:list xml:id="list3600297499" text:style-name="L8">
        <text:list-item>
          <text:p text:style-name="P20"><text:span text:style-name="Strong_20_Emphasis">333 — ϕ</text:span> : </text:p>
        </text:list-item>
        <text:list-item>
          <text:p text:style-name="P20"><text:span text:style-name="Strong_20_Emphasis">2212 — p (proton)</text:span> : </text:p>
        </text:list-item>
        <text:list-item>
          <text:p text:style-name="P21"><text:span text:style-name="Strong_20_Emphasis">443 — J/ψ</text:span> : ccˉ <text:s/><text:span text:style-name="T29">Demoted to bg, OPEN heavy flavour</text:span></text:p>
          <text:p text:style-name="P22"/>
        </text:list-item>
      </text:list>
      <text:p text:style-name="P5"><text:span text:style-name="T18">Currently signal</text:span><text:span text:style-name="T17"> is considered any particle which</text:span><text:span text:style-name="T19"> fulfills ALL the below</text:span><text:span text:style-name="T17">:</text:span></text:p>
      <text:list xml:id="list2502623314" text:style-name="L9">
        <text:list-item>
          <text:p text:style-name="P23"><text:span text:style-name="T6">All particles between its </text:span><text:span text:style-name="T9">prompt origin</text:span><text:span text:style-name="T6"> parent and </text:span><text:span text:style-name="T9">direct</text:span><text:span text:style-name="T6"> parent are in the same family</text:span><text:span text:style-name="T3">, e.g.</text:span></text:p>
          <text:list>
            <text:list-item>
              <text:p text:style-name="P24"><text:span text:style-name="T3">K(313)→K(321) </text:span><text:span text:style-name="T5">→ mu : PROMPT</text:span></text:p>
            </text:list-item>
            <text:list-item>
              <text:p text:style-name="P24"><text:span text:style-name="T6">Xi(</text:span><text:span text:style-name="T5">5314</text:span><text:span text:style-name="T6">)</text:span><text:span text:style-name="T5"> → </text:span><text:span text:style-name="T6">Xi(</text:span><text:span text:style-name="T5">5132</text:span><text:span text:style-name="T6">)</text:span><text:span text:style-name="T5"> → mu</text:span><text:span text:style-name="T4"> : </text:span><text:span text:style-name="T5">PROMPT</text:span></text:p>
            </text:list-item>
            <text:list-item>
              <text:p text:style-name="P26"><text:span text:style-name="T5">D</text:span><text:span text:style-name="T3">(413) → D(421) → mu : PROMPT</text:span></text:p>
            </text:list-item>
            <text:list-item>
              <text:p text:style-name="P25"><text:span text:style-name="T3">K(321) </text:span><text:span text:style-name="T5">→ mu : </text:span><text:span text:style-name="T6">PROMPT</text:span></text:p>
              <text:p text:style-name="P27"><text:span text:style-name="T6">(</text:span><text:span text:style-name="T3">de exitation</text:span><text:span text:style-name="T15">s are still considered prompt since particle species does not change)</text:span></text:p>
            </text:list-item>
          </text:list>
        </text:list-item>
        <text:list-item>
          <text:p text:style-name="P28"><text:span text:style-name="T9">Muon’s </text:span><text:span text:style-name="T11">direct parent is</text:span><text:span text:style-name="T3"> a B or D </text:span></text:p>
        </text:list-item>
      </text:list>
      <text:p text:style-name="P3"/>
      <text:p text:style-name="P6"><text:span text:style-name="T13">This m</text:span><text:span text:style-name="T3">eans we currently only consider the </text:span><text:span text:style-name="T8">direct semi-leptonic decays </text:span><text:span text:style-name="T11">from B &amp;D</text:span></text:p>
      <text:p text:style-name="P6"><text:span text:style-name="T3">What of </text:span><text:span text:style-name="T6">C</text:span><text:span text:style-name="T7">ascade decay</text:span><text:span text:style-name="T3">s</text:span><text:span text:style-name="T7"> ? </text:span><text:span text:style-name="T12">Not prompt but HF; </text:span><text:span text:style-name="T8">e.g.</text:span></text:p>
      <text:p text:style-name="P6"><text:span text:style-name="T3">B(513) → B(511) →D(411) → mu :</text:span><text:span text:style-name="T10"> NOT PROMPT </text:span><text:span text:style-name="T14">=&gt; not signal</text:span></text:p>
      <text:p text:style-name="P7"><text:span text:style-name="T10">S</text:span><text:span text:style-name="T3">hould we consider </text:span><text:span text:style-name="T6">Xi(</text:span><text:span text:style-name="T5">5314</text:span><text:span text:style-name="T6">)</text:span><text:span text:style-name="T5"> → </text:span><text:span text:style-name="T6">Xi(</text:span><text:span text:style-name="T5">5132</text:span><text:span text:style-name="T6">)</text:span><text:span text:style-name="T5"> → mu</text:span><text:span text:style-name="T3"> as well? </text:span><text:span text:style-name="T16">It is a prompt </text:span></text:p>
      <text:p text:style-name="P8"><text:span text:style-name="Strong_20_Emphasis"><text:span text:style-name="T2">J/ψ? </text:span></text:span></text:p>
      <text:p text:style-name="P8"><text:span text:style-name="Strong_20_Emphasis"><text:span text:style-name="T22">Etc.</text:span></text:span></text:p>
      <text:p text:style-name="P3">in or excluded? Not prompt, but HF..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>Bugs: mu &lt;- 5132 &lt;- 5314; isPrompt = 0 should be prompt ---<text:span text:style-name="T25">issue with the quot100 </text:span><text:span text:style-name="T26">part of code, </text:span><text:span text:style-name="T28">needs to be refurbished for high pdg co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4:43:11.324319736</meta:creation-date>
    <dc:date>2025-08-26T13:48:51.765547360</dc:date>
    <meta:editing-duration>PT4H14M19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330" meta:character-count="1414" meta:non-whitespace-character-count="1135"/>
  </office:meta>
</office:document-meta>
</file>